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48812066586887662" text:style-name="Outline">
        <text:list-item>
          <text:h text:style-name="P3" text:outline-level="1">Form-Focus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9-03-2019</text:p>
      <text:p text:style-name="Standard"/>
      <text:p text:style-name="P1">Programa:</text:p>
      <text:p text:style-name="P1"/>
      <text:p text:style-name="P1">Fuente:<text:tab/><text:a xlink:type="simple" xlink:href="https://medium.com/flutterpub/flutter-keyboard-actions-and-next-focus-field-3260dc4c694" text:style-name="Internet_20_link" text:visited-style-name="Visited_20_Internet_20_Link">form focus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3-19T21:11:54</meta:creation-date>
    <meta:editing-duration>PT1M6S</meta:editing-duration>
    <meta:generator>OpenOffice/4.1.6$Unix OpenOffice.org_project/416m1$Build-9790</meta:generator>
    <meta:initial-creator>Máximo Meza</meta:initial-creator>
    <meta:document-statistic meta:table-count="0" meta:image-count="0" meta:object-count="0" meta:page-count="2" meta:paragraph-count="9" meta:word-count="17" meta:character-count="141"/>
    <dc:date>2019-03-19T21:13:00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